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1122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206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012426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22326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EXOM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EXOM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actorio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0">
          <table:table-cell table:number-columns-repeated="60"/>
        </table:table-row>
        <table:table-row table:style-name="ro4">
          <table:table-cell table:number-columns-repeated="60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'112225'.A1:'112225'.BF24" table:display-filter-buttons="true"/>
        <table:database-range table:name="Table18_6" table:target-range-address="'120625'.A1:'120625'.BF23" table:display-filter-buttons="true"/>
        <table:database-range table:name="Table18_7" table:target-range-address="'012426'.A1:'012426'.BH24" table:display-filter-buttons="true"/>
        <table:database-range table:name="Table18_8" table:target-range-address="'022326'.A1:'022326'.BH25" table:display-filter-buttons="true"/>
        <table:database-range table:name="Table18_9" table:target-range-address="Current.A1:Current.BH25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4:15:26.16673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42</meta:editing-cycles>
    <meta:creation-date>2024-09-28T05:01:37</meta:creation-date>
    <dc:date>2026-02-23T14:15:49.963827600</dc:date>
    <meta:generator>LibreOffice/26.2.0.3$Windows_X86_64 LibreOffice_project/620$Build-3</meta:generator>
    <meta:editing-duration>PT27M36S</meta:editing-duration>
    <meta:document-statistic meta:table-count="31" meta:cell-count="31471" meta:object-count="0"/>
  </office:meta>
</office:document-meta>
</file>